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paragraph-properties fo:margin-left="2.032cm" fo:margin-right="0cm" fo:text-indent="0cm" style:auto-text-indent="false"/>
    </style:style>
    <style:style style:name="P26" style:family="paragraph" style:parent-style-name="Text_20_body" style:list-style-name="L3"/>
    <style:style style:name="P27" style:family="paragraph" style:parent-style-name="Illustration">
      <style:paragraph-properties fo:text-align="center" style:justify-single-word="false"/>
    </style:style>
    <style:style style:name="P28" style:family="paragraph" style:parent-style-name="Text_20_body">
      <style:text-properties style:use-window-font-color="true" fo:font-weight="normal" style:font-weight-asian="normal" style:font-weight-complex="normal"/>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start" style:justify-single-word="false"/>
    </style:style>
    <style:style style:name="P31" style:family="paragraph" style:parent-style-name="Text_20_body" style:list-style-name="L4"/>
    <style:style style:name="P32"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3" style:family="paragraph" style:parent-style-name="Text_20_body">
      <style:paragraph-properties fo:break-before="page"/>
    </style:style>
    <style:style style:name="P34" style:family="paragraph" style:parent-style-name="Section_20_Title" style:master-page-name="Standard"/>
    <style:style style:name="P35" style:family="paragraph" style:parent-style-name="Glossary_20_Title" style:master-page-name="Standard">
      <style:paragraph-properties fo:break-before="page"/>
    </style:style>
    <style:style style:name="P36"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Nimbus Roman No9 L"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test purposes. It authorizes interactive simulation of the machine and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1">2 UMLAUT Valooder tool<text:tab/>9</text:p>
            <text:p text:style-name="P22">2.1 A explicit example<text:tab/>9</text:p>
            <text:p text:style-name="P23">2.1.1 Classes diagram<text:tab/>10</text:p>
            <text:p text:style-name="P23">2.1.2 Use Case diagram<text:tab/>10</text:p>
            <text:p text:style-name="P23">2.1.3 State charts diagrams<text:tab/>10</text:p>
            <text:p text:style-name="P23">2.1.4 Instances diagram of initial system<text:tab/>11</text:p>
            <text:p text:style-name="P23">2.1.5 Transitions constraints<text:tab/>11</text:p>
            <text:p text:style-name="P23">2.1.6 Blackbox view<text:tab/>12</text:p>
            <text:p text:style-name="P22">2.2 A model of this example<text:tab/>12</text:p>
            <text:p text:style-name="P23">2.2.1 PIM model<text:tab/>12</text:p>
            <text:p text:style-name="P23">2.2.2 XMI version of the model<text:tab/>13</text:p>
            <text:p text:style-name="P22">2.3 Reified model by hands<text:tab/>15</text:p>
            <text:p text:style-name="P23">2.3.1 Classes corresponding to reified Light Class elements<text:tab/>15</text:p>
            <text:p text:style-name="P23">2.3.2 Classes corresponding to reified Switch Class elements<text:tab/>16</text:p>
            <text:p text:style-name="P23">2.3.3 Classes corresponding to reified Inhabitant Class elements<text:tab/>17</text:p>
            <text:p text:style-name="P21">Appendices<text:tab/>19</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ing and maintenance were difficult and the UML change to the 2.0 version, Triskell team decided to rewrite it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a Eclipse plug-in), this tool is available on all Java platforms, solving maintenance and usability problems of the first version.</text:p>
      <text:p text:style-name="Text_20_body">Kermeta is intended to be used as the core language of a model oriented platform. It has been designed to be a common basis to implement Metadata languages, action languages, constraint languages or transformation language.</text:p>
      <text:p text:style-name="Text_20_body">This document presents some obvious cases of use of the Umlaut tools, for demonstrate its goals and introduce its common use.</text:p>
      <text:h text:style-name="Heading_20_1" text:outline-level="1">UMLAUT Valooder tool</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Valooder offers :</text:p>
      <text:list text:style-name="L2">
        <text:list-item>
          <text:list>
            <text:list-item>
              <text:p text:style-name="P25">a interactive state machines simulator (Kermeta executable model)</text:p>
            </text:list-item>
            <text:list-item>
              <text:p text:style-name="P25">a code generator (Kermeta to Eiffel/Java)</text:p>
            </text:list-item>
            <text:list-item>
              <text:p text:style-name="P25">a model checker (with CADP)</text:p>
            </text:list-item>
            <text:list-item>
              <text:p text:style-name="P25">a I/O LTS compatibility, which give a way for plug the machine into the CADP tests suite (Eiffel to C to CADP)</text:p>
            </text:list-item>
          </text:list>
        </text:list-item>
      </text:list>
      <text:h text:style-name="Heading_20_2" text:outline-level="2">A explicit <text:bookmark-start text:name="section_first_program"/>e<text:bookmark-end text:name="section_first_program"/>xample</text:h>
      <text:p text:style-name="Text_20_body">Valooder is dedicated to process state machines so we begin with a simple example about a electrical 3-way switch.</text:p>
      <text:p text:style-name="Text_20_body">Everybody knows the home case of a light operated by two switches : one change of any of these switches' position changes the state of the light. Its an easy to get enlighten a stairwell or a long hall from each of its extremities.</text:p>
      <text:p text:style-name="Text_20_body">For our demo purpose, the system can be described as 2 switches (each with 2 states : “up” &amp; “down”), 1 light (with 2 states : “On” &amp; “Off”), and a power supply with power-in and neutral wires. The inhabitants need to switch On the light when they enter the room or the hall and to switch Off when they exit.</text:p>
      <text:p text:style-name="Text_20_body">For simulation or validation of the designed system, UMLAUT needs some informations about it, presented as UML2 models :</text:p>
      <text:list text:style-name="L3">
        <text:list-item>
          <text:p text:style-name="P26">a Class diagram to describe involved elements and their relations</text:p>
        </text:list-item>
        <text:list-item>
          <text:p text:style-name="P26">a States Chart diagram for each element we want to study the behavior</text:p>
        </text:list-item>
        <text:list-item>
          <text:p text:style-name="P26">a Use Case to present and identify the external actor(s) who manipulate the system and induct a behavioral response from the system</text:p>
        </text:list-item>
        <text:list-item>
          <text:p text:style-name="P26">an Instances diagram for each initial status of the system, describing what instances are involved and their initial values.</text:p>
        </text:list-item>
      </text:list>
      <text:p text:style-name="Text_20_body">All these diagrams must be embedded in an UML2 model, which can also contains some graphical representations of those diagrams.</text:p>
      <text:h text:style-name="Heading_20_3" text:outline-level="3">Classes diagram</text:h>
      <text:p text:style-name="Text_20_body"><draw:frame draw:style-name="fr1" draw:name="Cadre6" text:anchor-type="paragraph" svg:width="12.61cm" draw:z-index="6"><draw:text-box fo:min-height="7.07cm"><text:p text:style-name="P27"><draw:frame draw:style-name="fr2" draw:name="Image1" text:anchor-type="paragraph" svg:x="1.547cm" svg:y="0.002cm" svg:width="9.952cm" style:rel-width="78%" svg:height="6.553cm" style:rel-height="scale" draw:z-index="7"><draw:image xlink:href="../Umlaut-Demos_figures/ThreeWaySwitch_ClassesDiagram.jpg" xlink:type="simple" xlink:show="embed" xlink:actuate="onLoad"/></draw:frame>Illustration <text:sequence text:ref-name="refIllustration0" text:name="Illustration" text:formula="ooow:Illustration+1" style:num-format="1">1</text:sequence>: 3-way switch - Class diagram</text:p></draw:text-box></draw:frame>Actors must be referenced on this diagram, as the simulator need to know where they act the system. Here, the external actor is an Operator which manipulate the switches and can switch up and down instances of Switch Class.</text:p>
      <text:h text:style-name="Heading_20_3" text:outline-level="3">Use Case diagram</text:h>
      <text:p text:style-name="P28"><draw:frame draw:style-name="fr3" draw:name="Cadre3" text:anchor-type="paragraph" svg:y="0.295cm" svg:width="10.548cm" draw:z-index="2"><draw:text-box fo:min-height="6.992cm"><text:p text:style-name="P27"><draw:frame draw:style-name="fr2" draw:name="Image2" text:anchor-type="paragraph" svg:x="0cm" svg:y="0cm" svg:width="12cm" style:rel-width="100%" svg:height="7.564cm" style:rel-height="scale" draw:z-index="3"><draw:image xlink:href="../Umlaut-Demos_figures/ThreeWaySwitch_UseCasesDiagram.jpg" xlink:type="simple" xlink:show="embed" xlink:actuate="onLoad"/></draw:frame>Illustration <text:sequence text:ref-name="refIllustration1" text:name="Illustration" text:formula="ooow:Illustration+1" style:num-format="1">2</text:sequence>: 3-way switch - Use Cases</text:p></draw:text-box></draw:frame></text:p>
      <text:p text:style-name="P28">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
      <text:p text:style-name="P29"><draw:frame draw:style-name="fr1" draw:name="Cadre2" text:anchor-type="paragraph" svg:width="10.478cm" draw:z-index="0"><draw:text-box fo:min-height="4.311cm"><text:p text:style-name="P27"><draw:frame draw:style-name="fr2" draw:name="Image3" text:anchor-type="paragraph" svg:x="1.198cm" svg:y="0.002cm" svg:width="7.541cm" style:rel-width="73%" svg:height="3.524cm" style:rel-height="scale" draw:z-index="1"><draw:image xlink:href="../Umlaut-Demos_figures/ThreeWaySwitch_SwitchStatesChart.png" xlink:type="simple" xlink:show="embed" xlink:actuate="onLoad"/></draw:frame>Illustration <text:sequence text:ref-name="refIllustration2" text:name="Illustration" text:formula="ooow:Illustration+1" style:num-format="1">3</text:sequence>: 3-way switch - Switch states diagram</text:p></draw:text-box></draw:frame></text:p>
      <text:p text:style-name="P30"><draw:frame draw:style-name="fr4" draw:name="Cadre1" text:anchor-type="paragraph" svg:x="3.313cm" svg:y="4.581cm" svg:width="10.749cm" draw:z-index="8"><draw:text-box fo:min-height="3.831cm"><text:p text:style-name="P27"><draw:frame draw:style-name="fr2" draw:name="Image4" text:anchor-type="paragraph" svg:x="0.586cm" svg:y="0.002cm" svg:width="9.458cm" style:rel-width="87%" svg:height="3.293cm" style:rel-height="scale" draw:z-index="9"><draw:image xlink:href="../Umlaut-Demos_figures/ThreeWaySwitch_LightStatesChart.png" xlink:type="simple" xlink:show="embed" xlink:actuate="onLoad"/></draw:frame>Illustration <text:sequence text:ref-name="refIllustration3" text:name="Illustration" text:formula="ooow:Illustration+1" style:num-format="1">4</text:sequence>: 3-way switch - Light states diagram</text:p></draw:text-box></draw:frame>May be you notice that some couples state/action are not draft on those states charts, like the action <text:span text:style-name="T5">powerOff()</text:span> on the <text:span text:style-name="T5">Off</text:span> state of the Light. Those indeterminate cases are “semantic variation points”, where choices need to be done by the designer of the system in order to run it inside UMLAUT tools (simulator, test generator).</text:p>
      <text:h text:style-name="Heading_20_3" text:outline-level="3">Instances diagram of initial system</text:h>
      <text:p text:style-name="Text_20_body"><draw:frame draw:style-name="fr4" draw:name="Cadre4" text:anchor-type="paragraph" svg:x="3.427cm" svg:y="0.314cm" svg:width="10.142cm" draw:z-index="4"><draw:text-box fo:min-height="6.325cm"><text:p text:style-name="P27"><draw:frame draw:style-name="fr5" draw:name="Image5" text:anchor-type="paragraph" svg:x="0.004cm" svg:y="0.002cm" svg:width="10.142cm" style:rel-width="100%" svg:height="6.325cm" style:rel-height="scale" draw:z-index="5"><draw:image xlink:href="../Umlaut-Demos_figures/ThreeWaySwitch_InstancesDiagram.png" xlink:type="simple" xlink:show="embed" xlink:actuate="onLoad"/></draw:frame>Illustration <text:sequence text:ref-name="refIllustration4" text:name="Illustration" text:formula="ooow:Illustration+1" style:num-format="1">5</text:sequence>: 3-way switch - Instances diagram</text:p></draw:text-box></draw:frame></text:p>
      <text:h text:style-name="Heading_20_3" text:outline-level="3">Transitions constraints</text:h>
      <text:p text:style-name="Text_20_body">UMLAUT needs to know the conditions which authorize each transition presented in the states charts. As UMLAUT is an UML2 environment, you can specify those conditions in OCL, the UML2 Object Constraint Language.</text:p>
      <text:p text:style-name="ProgramListing"><text:tab/>context Light::powerOn()<text:line-break/><text:tab/><text:tab/>pre:<text:tab/>illuminated = false and<text:line-break/><text:tab/><text:tab/><text:tab/>power.up /= power.first.up<text:line-break/><text:tab/><text:tab/>post:<text:tab/>illuminated = true<text:line-break/><text:line-break/><text:tab/>context Light::powerOff()<text:line-break/><text:tab/><text:tab/>pre:<text:tab/>illuminated = true and<text:line-break/><text:tab/><text:tab/><text:tab/>power.up = power.first.up<text:line-break/><text:tab/><text:tab/>post:<text:tab/>illuminated = false<text:line-break/><text:line-break/><text:tab/>context Switch::switchUp()<text:line-break/><text:tab/><text:tab/>pre:<text:tab/>up = false<text:line-break/><text:tab/><text:tab/>post:<text:tab/>up = true<text:line-break/></text:p>
      <text:p text:style-name="ProgramListing"><text:tab/>context Switch::switchDown()<text:line-break/><text:tab/><text:tab/>pre:<text:tab/>up = true<text:line-break/><text:tab/><text:tab/>post:<text:tab/>up = false</text:p>
      <text:p text:style-name="Text_20_body">The other cases rest inexplicit so they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4">
        <text:list-item>
          <text:p text:style-name="P31">if the light is <text:span text:style-name="T5">Off</text:span>, changing one switch position put the light <text:span text:style-name="T5">On</text:span>.</text:p>
        </text:list-item>
        <text:list-item>
          <text:p text:style-name="P31">if the light is <text:span text:style-name="T5">On</text:span>, changing one switch position put the light <text:span text:style-name="T5">Off</text:span>.</text:p>
        </text:list-item>
      </text:list>
      <text:h text:style-name="Heading_20_2" text:outline-level="2">A model of this example</text:h>
      <text:p text:style-name="Text_20_body">The Kermeta environment is based on OMG standards. It can read and write any model in the OMG XMI format.</text:p>
      <text:p text:style-name="Text_20_body">For UML2, the file format is :</text:p>
      <text:p text:style-name="P32">uml:Model xmi:version="2.0" xmlns:xmi="http://www.omg.org/XMI" xmlns:uml="http://www.eclipse.org/uml2/1.0.0/UML"</text:p>
      <text:p text:style-name="Text_20_body">We used the TopCased UML2 graphical editor (plug-in for the Eclipse IDE) to draw the static diagram. As TopCased includes only static, instances and use cases diagrams for the moment (May 2006), we wrote the model beginning with those graphs and manually complete it with state charts and links between them.</text:p>
      <text:h text:style-name="Heading_20_3" text:outline-level="3">PIM model</text:h>
      <text:p text:style-name="Text_20_body">As blackbox validation of implementations is one of the VALOODER goals (thru bi-simulation and test generator), we must rewrite the class diagram and the instances diagram as a Plateform Independent Model, because a 3-Way Switch could be implemented by different hardwares (hard wires, but also wireless, radio commands, solar cells accumulator...). PIM version of diagrams would be like this (state charts and use case remain unchanged) :</text:p>
      <text:p text:style-name="Text_20_body"><draw:frame draw:style-name="fr4" draw:name="Cadre5" text:anchor-type="paragraph" svg:x="2.671cm" svg:y="0.03cm" svg:width="11.446cm" draw:z-index="10"><draw:text-box fo:min-height="3.485cm"><text:p text:style-name="Illustration"><draw:frame draw:style-name="fr5" draw:name="Image6" text:anchor-type="paragraph" svg:x="0.004cm" svg:y="0.002cm" svg:width="11.446cm" style:rel-width="100%" svg:height="2.97cm" style:rel-height="scale" draw:z-index="11"><draw:image xlink:href="../Umlaut-Demos_figures/ThreeWaySwitchPIM-ClassesDiagram.jpg" xlink:type="simple" xlink:show="embed" xlink:actuate="onLoad"/></draw:frame>Illustration <text:sequence text:ref-name="refIllustration5" text:name="Illustration" text:formula="ooow:Illustration+1" style:num-format="1">6</text:sequence>: 3-way switch - PIM Class diagram</text:p></draw:text-box></draw:frame></text:p>
      <text:p text:style-name="Text_20_body"><draw:frame draw:style-name="fr1" draw:name="Cadre7" text:anchor-type="paragraph" svg:width="10.638cm" draw:z-index="12"><draw:text-box fo:min-height="3.803cm"><text:p text:style-name="Illustration"><draw:frame draw:style-name="fr5" draw:name="Image7" text:anchor-type="paragraph" svg:x="0.004cm" svg:y="0.002cm" svg:width="10.044cm" style:rel-width="94%" svg:height="3.235cm" style:rel-height="scale" draw:z-index="13"><draw:image xlink:href="../Umlaut-Demos_figures/ThreeWaySwitch_InitialSystemPIM.png" xlink:type="simple" xlink:show="embed" xlink:actuate="onLoad"/></draw:frame>Illustration <text:sequence text:ref-name="refIllustration6" text:name="Illustration" text:formula="ooow:Illustration+1" style:num-format="1">7</text:sequence>: 3-way switch - PIM Instances diagram</text:p></draw:text-box></draw:frame></text:p>
      <text:p text:style-name="Standard">As classes and associations change in PIM, the constraints need to be rewritten :</text:p>
      <text:p text:style-name="ProgramListing"><text:tab/>context Light::powerOn()<text:line-break/><text:tab/><text:tab/>pre:<text:tab/>illuminated = false and<text:line-break/><text:tab/><text:tab/><text:tab/>switch[1].up /= switch[2].up<text:line-break/><text:tab/><text:tab/>post:<text:tab/>illuminated = true<text:line-break/><text:line-break/><text:tab/>context Light::powerOff()<text:line-break/><text:tab/><text:tab/>pre:<text:tab/>illuminated = true and<text:line-break/><text:tab/><text:tab/><text:tab/>switch[1].up = switch[2].up<text:line-break/><text:tab/><text:tab/>post:<text:tab/>illuminated = false</text:p>
      <text:p text:style-name="Text_20_body">The other constraints rest unchanged.</text:p>
      <text:h text:style-name="Heading_20_3" text:outline-level="3">XMI version of the model</text:h>
      <text:p text:style-name="Text_20_body">To be usable in Kermeta, the PIM model needs to be write in a UML2 XMI file. All the evocated diagrams must embedded in the same model file. As the TopCased Eclipse plug-in generates XMI file of UML2 Class diagrams, we have begin with the ThreeWaySwitch classes in its graphical editor and we added by hands all other elements in the “Outline” view of the resulting model.</text:p>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
      <text:p text:style-name="P33">The complete XMI model would seem like that :</text:p>
      <text:p text:style-name="Text_20_body"><draw:frame draw:style-name="fr6" draw:name="Image8" text:anchor-type="paragraph" svg:x="3.438cm" svg:y="0.272cm" svg:width="10.123cm" svg:height="22.946cm" draw:z-index="14"><draw:image xlink:href="../Umlaut-Demos_figures/ThreeWaySwitch_XMI_Model.png" xlink:type="simple" xlink:show="embed" xlink:actuate="onLoad"/></draw:frame>Each transition has its “source” and “target” properties fixed to the correct state.</text:p>
      <text:h text:style-name="Heading_20_2" text:outline-level="2">Reified model by hands</text:h>
      <text:p text:style-name="Text_20_body">As Valooder tool builds only XMI reified models, we present the resulting models in graphical form, drawn by hand in TopCased UML2 modeler.</text:p>
      <text:h text:style-name="Heading_20_3" text:outline-level="3">Classes corresponding to reified Light Class elements</text:h>
      <text:p text:style-name="Text_20_body"><draw:frame draw:style-name="fr6" draw:name="Image9" text:anchor-type="paragraph" svg:x="1.697cm" svg:y="0.178cm" svg:width="13.963cm" svg:height="22.119cm" draw:z-index="15"><draw:image xlink:href="../Umlaut-Demos_figures/Reified_ThreeWaySwitch_Light%20classes.jpg" xlink:type="simple" xlink:show="embed" xlink:actuate="onLoad"/></draw:frame></text:p>
      <text:h text:style-name="Heading_20_3" text:outline-level="3">Classes corresponding to reified Switch Class elements</text:h>
      <text:p text:style-name="Text_20_body"><draw:frame draw:style-name="fr7" draw:name="Image10" text:anchor-type="paragraph" svg:width="16.999cm" svg:height="24.031cm" draw:z-index="16"><draw:image xlink:href="../Umlaut-Demos_figures/Reified_ThreeWaySwitch_Switch%20classes.jpg" xlink:type="simple" xlink:show="embed" xlink:actuate="onLoad"/></draw:frame></text:p>
      <text:h text:style-name="Heading_20_3" text:outline-level="3">Classes corresponding to reified Inhabitant Class elements</text:h>
      <text:p text:style-name="Text_20_body"><draw:frame draw:style-name="fr8" draw:name="Image11" text:anchor-type="paragraph" svg:width="16.999cm" svg:height="24.031cm" draw:z-index="17"><draw:image xlink:href="../Umlaut-Demos_figures/Reified_ThreeWaySwitch_Inhabitant%20classes.jpg" xlink:type="simple" xlink:show="embed" xlink:actuate="onLoad"/></draw:frame>Those three diagrams correspond to one single model, splitted in three graphics only for the purpose of presentation. Valooder will generate <text:s/>a single KM model (merging all those classes) for execution on the simulator or translation to Eiffel code for CADP tools' suite.</text:p>
      <text:p text:style-name="Text_20_body"/>
      <text:section text:style-name="Sect1" text:name="post-liminaires">
        <text:section text:style-name="Sect1" text:name="table_index" text:display="none">
          <text:p text:style-name="P34">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4">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5"/>
        </text:section>
        <text:section text:style-name="Sect1" text:name="bibliographie" text:display="none">
          <text:p text:style-name="P36">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4">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5-19T16:34:43</dc:date>
    <meta:print-date>2006-05-19T16:34:38</meta:print-date>
    <meta:keyword>Kermeta</meta:keyword>
    <meta:keyword>metamodeling</meta:keyword>
    <meta:keyword>language</meta:keyword>
    <dc:language>en-US</dc:language>
    <meta:editing-cycles>198</meta:editing-cycles>
    <meta:editing-duration>P5DT3H54M39S</meta:editing-duration>
    <meta:user-defined meta:name="Authors">Vincent Mahé</meta:user-defined>
    <meta:user-defined meta:name="Corporate 1">INRIA</meta:user-defined>
    <meta:user-defined meta:name="Info 3"/>
    <meta:user-defined meta:name="Info 4"/>
    <meta:document-statistic meta:table-count="8" meta:image-count="11" meta:object-count="0" meta:page-count="19" meta:paragraph-count="273" meta:word-count="1799" meta:character-count="11214"/>
  </office:meta>
</office:document-meta>
</file>